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21989e" fo:background-color="transparent" style:font-size-asian="14pt" style:font-style-asian="normal" style:font-weight-asian="normal" style:font-size-complex="14pt" style:font-style-complex="normal" style:font-weight-complex="normal"/>
    </style:style>
    <style:style style:name="P2" style:family="paragraph" style:parent-style-name="Standard">
      <style:text-properties fo:font-variant="normal" fo:text-transform="none" style:use-window-font-color="true" loext:opacity="0%" style:font-name="Carlito" fo:font-size="14pt" fo:letter-spacing="normal" fo:font-style="normal" fo:font-weight="normal" officeooo:rsid="001cbcc1" officeooo:paragraph-rsid="001cbcc1" fo:background-color="transparent" style:font-size-asian="14pt" style:font-style-asian="normal" style:font-weight-asian="normal" style:font-size-complex="14pt" style:font-style-complex="normal" style:font-weight-complex="normal"/>
    </style:style>
    <style:style style:name="P3" style:family="paragraph">
      <style:paragraph-properties fo:text-align="center"/>
    </style:style>
    <style:style style:name="T1" style:family="text">
      <style:text-properties officeooo:rsid="001cbcc1"/>
    </style:style>
    <style:style style:name="Sect1" style:family="section">
      <style:section-properties style:editable="false">
        <style:columns fo:column-count="1" fo:column-gap="0cm"/>
      </style:section-properties>
    </style:style>
    <style:style style:name="gr1" style:family="graphic">
      <style:graphic-properties loext:decorative="false" style:wrap="run-through" style:number-wrapped-paragraphs="no-limit" style:vertical-pos="from-top"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Exporting this to Archival PDF will trigger PDF warning dialog" office:target-frame="" form:delay-for-repeat="PT0.050000000S" form:image-position="center">
            <form:properties>
              <form:property form:property-name="DefaultControl" office:value-type="string" office:string-value="com.sun.star.form.control.CommandButton"/>
            </form:properties>
          </form:button>
        </form:form>
      </office:forms>
      <text:tracked-changes text:track-changes="false">
        <text:changed-region xml:id="ct94022227720432" text:id="ct94022227720432">
          <text:deletion>
            <office:change-info>
              <dc:creator>Unknown Author</dc:creator>
              <dc:date>2026-01-22T15:22:20</dc:date>
            </office:change-info>
            <text:p text:style-name="P1">quam elementum pulvinar etiam non quam lacus suspendisse. Lacinia quis vel eros donec ac odio tempor orci.</text:p>
          </text:deletion>
        </text:changed-region>
      </text:tracked-changes>
      <text:variable-decls>
        <text:variable-decl office:value-type="float" text:name="Ite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ALUE " text:name="UserField"/>
      </text:user-field-decls>
      <table:table table:name="Table1" table:style-name="Table1">
        <table:table-column table:style-name="Table1.A"/>
        <table:table-row>
          <table:table-cell table:style-name="Table1.A1" office:value-type="string">
            <text:section text:style-name="Sect1" text:name="Section1">
              <text:p text:style-name="P1"><text:span text:style-name="T1"><text:drop-down text:name="dropdown"><text:label text:value="Dropdown1"/><text:label text:value="Dropdown2"/><text:label text:value="Dropdown3"/>Dropdown1</text:drop-down></text:span><text:span text:style-name="T1"><text:s/></text:span>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text:change text:change-id="ct94022227720432"/></text:p>
            </text:section>
          </table:table-cell>
        </table:table-row>
      </table:table>
      <text:p text:style-name="P2"><draw:control text:anchor-type="as-char" svg:y="-0.476cm" draw:z-index="0" draw:name="Control 1" draw:style-name="gr1" draw:text-style-name="P3" svg:width="15.955cm" svg:height="1.959cm" draw:control="control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6-01-26T20:51:33.029850097</dc:date>
    <meta:editing-duration>PT15M44S</meta:editing-duration>
    <meta:editing-cycles>27</meta:editing-cycles>
    <meta:document-statistic meta:table-count="1" meta:image-count="0" meta:object-count="0" meta:page-count="1" meta:paragraph-count="2" meta:word-count="115" meta:character-count="743" meta:non-whitespace-character-count="628"/>
    <meta:user-defined meta:name="Duration" meta:value-type="time">P0D</meta:user-defined>
  </office:meta>
</office:document-meta>
</file>

<file path=META-INF/documentsignatures.xml><?xml version="1.0" encoding="utf-8"?>
<document-signatures xmlns="urn:oasis:names:tc:opendocument:xmlns:digitalsignature:1.0">
  <Signature xmlns="http://www.w3.org/2000/09/xmldsig#" Id="ID_006a00dd0009001f006d00de004f00f2008000ff008b00e7002200c800390052">
    <SignedInfo>
      <CanonicalizationMethod Algorithm="http://www.w3.org/TR/2001/REC-xml-c14n-20010315"/>
      <SignatureMethod Algorithm="http://www.w3.org/2001/04/xmldsig-more#rsa-sha256"/>
      <Reference URI="META-INF/manifest.xml">
        <Transforms>
          <Transform Algorithm="http://www.w3.org/TR/2001/REC-xml-c14n-20010315"/>
        </Transforms>
        <DigestMethod Algorithm="http://www.w3.org/2001/04/xmlenc#sha256"/>
        <DigestValue>XC9MXlvC3SUXkC58w6pNYIORPH9hDyyTzV7hb+a1EHU=</DigestValue>
      </Reference>
      <Reference URI="Thumbnails/thumbnail.png">
        <DigestMethod Algorithm="http://www.w3.org/2001/04/xmlenc#sha256"/>
        <DigestValue>1DcBUUsgR+6VLpkfNEllbHP/dpFXkmC9bSNmbnKnSlI=</DigestValue>
      </Reference>
      <Reference URI="meta.xml">
        <Transforms>
          <Transform Algorithm="http://www.w3.org/TR/2001/REC-xml-c14n-20010315"/>
        </Transforms>
        <DigestMethod Algorithm="http://www.w3.org/2001/04/xmlenc#sha256"/>
        <DigestValue>p8KBjfrYQSNawmgGlaergBvQjoOURjz9z5UM7GoKCq4=</DigestValue>
      </Reference>
      <Reference URI="content.xml">
        <Transforms>
          <Transform Algorithm="http://www.w3.org/TR/2001/REC-xml-c14n-20010315"/>
        </Transforms>
        <DigestMethod Algorithm="http://www.w3.org/2001/04/xmlenc#sha256"/>
        <DigestValue>+F0lp3MtYibbP7VzURyLi0g5k7/pDWx8nQuEV/ZKqGk=</DigestValue>
      </Reference>
      <Reference URI="manifest.rdf">
        <DigestMethod Algorithm="http://www.w3.org/2001/04/xmlenc#sha256"/>
        <DigestValue>rrKXmEsmowvZom8wSzm8fZGiZFdJs1578/RMS5UR3HU=</DigestValue>
      </Reference>
      <Reference URI="styles.xml">
        <Transforms>
          <Transform Algorithm="http://www.w3.org/TR/2001/REC-xml-c14n-20010315"/>
        </Transforms>
        <DigestMethod Algorithm="http://www.w3.org/2001/04/xmlenc#sha256"/>
        <DigestValue>ezfg7iPH6c5dgti2DyrrALAzddpUqUqr//sxv72P/T8=</DigestValue>
      </Reference>
      <Reference URI="settings.xml">
        <Transforms>
          <Transform Algorithm="http://www.w3.org/TR/2001/REC-xml-c14n-20010315"/>
        </Transforms>
        <DigestMethod Algorithm="http://www.w3.org/2001/04/xmlenc#sha256"/>
        <DigestValue>aAyQKUx5c7hdoiI8T0UGpkivx5wyGDyVzSBL4OqNOaQ=</DigestValue>
      </Reference>
      <Reference URI="mimetype">
        <DigestMethod Algorithm="http://www.w3.org/2001/04/xmlenc#sha256"/>
        <DigestValue>cU2+NwsKcGNmkhfZGyh1Zv6Lq7yFmbYpskR2/4G4NZM=</DigestValue>
      </Reference>
      <Reference URI="#ID_008000b8009700ac00e000e9004700b200820027000d0046004400ef00f400ab">
        <DigestMethod Algorithm="http://www.w3.org/2001/04/xmlenc#sha256"/>
        <DigestValue>oXQAOuQLGW7udrDou9Ao2GuWGJB72le3jRKn7bZqX4Q=</DigestValue>
      </Reference>
      <Reference URI="#idSignedProperties_ID_006a00dd0009001f006d00de004f00f2008000ff008b00e7002200c800390052" Type="http://uri.etsi.org/01903#SignedProperties">
        <DigestMethod Algorithm="http://www.w3.org/2001/04/xmlenc#sha256"/>
        <DigestValue>+dd4684neYWmQMULwNDn0zb1oZdY1wWbfi/XX5crUg4=</DigestValue>
      </Reference>
    </SignedInfo>
    <SignatureValue>jg+TRe5IXbaqKukgJM+V7S3/yScmzkITr07/bERI4VAUZqgaLkgz11DxFGR35cO1
C6WoKl47tQLEfRcvxLsE0TbpxMM4BhleNU+WLLnHW7jxnbdsLEKe6QOi/TWZe/QF
5fypyFUFxawy8vG9WwGMqIHqH7HNBJHiDuJ64Zrg0zlZ7PLZZqVqqby97ivOJV3Y
jM1uo9qGSInKEHhQlHoVB7bBBC7yBxlMKlgjenJg2bvvlDIJ/RoTlcMrIdg6NwvR
LvSR8hfnrQXcd5WeDlYoXNAipx1N92O9IzeqCa7ibW5c+lILwGJkWkXjw0phxEpp
3uksENROgxf58Vb5/OLG6w==</SignatureValue>
    <KeyInfo>
      <X509Data>
        <X509IssuerSerial>
          <X509IssuerName>O=Default Company Ltd,L=Default City,C=IE</X509IssuerName>
          <X509SerialNumber>137647789108739231137854071153275811892259445730</X509SerialNumber>
        </X509IssuerSerial>
        <X509Certificate>MIIDZTCCAk2gAwIBAgIUGBxXIEBSAvqpB6gppqKRgS4X2+IwDQYJKoZIhvcNAQELBQAwQjELMAkGA1UEBhMCSUUxFTATBgNVBAcMDERlZmF1bHQgQ2l0eTEcMBoGA1UECgwTRGVmYXVsdCBDb21wYW55IEx0ZDAeFw0yNjAxMjYxNDEzMTVaFw0yNzAxMjYxNDEzMTVaMEIxCzAJBgNVBAYTAklFMRUwEwYDVQQHDAxEZWZhdWx0IENpdHkxHDAaBgNVBAoME0RlZmF1bHQgQ29tcGFueSBMdGQwggEiMA0GCSqGSIb3DQEBAQUAA4IBDwAwggEKAoIBAQCfEjgVMoIyom96iOcPjMwGe967AfC0AqLXZEVva1zV/mPwWgEt9ixAq8Ut8fJGYwT0rU/Zc5gMPAfSrEpYu/G+Ni+batrVE9QY6bESqrK58cCjtHNwibWJR2hxNC3ClameTTEMhbd0cZMDdkjlHJDKL1Kwmy+SLrnHR7q52G8OwO62u55CrI7UkSPWWFZ63QoNdOmK9ZB4tDzSuUs676ghVyD3nLXlnxtHFZ8aTokCW++4H8jHa/ELKOzQDoB86e1TA/IhtX8Bsoa4/HiDXr3UvTEqG6OVfbfBa7t8pm+nDGZAdDmPhXyTrCutFjw2fdtN8ttcUBdUN0tgQXsJk7E5AgMBAAGjUzBRMB0GA1UdDgQWBBS4z+71irrmBnHXN0H661kkUOnzJjAfBgNVHSMEGDAWgBS4z+71irrmBnHXN0H661kkUOnzJjAPBgNVHRMBAf8EBTADAQH/MA0GCSqGSIb3DQEBCwUAA4IBAQAOSmts0e6QnMoJAn/jFxGF0RkoIhFglWSD24hVYLCK2D5U1lHxfR8eZaSrqh/yiRJdHGPjRvWJ0a0OIRjOxkdtcULQjzxjAioyM8IGzsY00f6aJB1ywcOg+foU13Cv8v2qdh9sIPHHnyDs1Tqdbcn27iOZ2QtIjQe2NeyFJLxjGZcwLKwH+8gxC9GdGPldF66EMPkQAwjXi6cid3NBcBCyW2kTI5ilq5OQNw014Sqj+ybs9rn3C45xX80KfsGX/b3Qr4izrbBRVQVUVncj1tJAMhXbJHG83l209NR6bQ4P4acy+kfXcyWsYaGEL/qA+/Q+lO6HqtalCYdGOArO/HPJ</X509Certificate>
      </X509Data>
    </KeyInfo>
    <Object>
      <SignatureProperties>
        <SignatureProperty Id="ID_008000b8009700ac00e000e9004700b200820027000d0046004400ef00f400ab" Target="#ID_006a00dd0009001f006d00de004f00f2008000ff008b00e7002200c800390052">
          <dc:date xmlns:dc="http://purl.org/dc/elements/1.1/">2026-01-26T20:51:42.720360334</dc:date>
        </SignatureProperty>
      </SignatureProperties>
    </Object>
    <Object xmlns:xd="http://uri.etsi.org/01903/v1.3.2#">
      <xd:QualifyingProperties Target="#ID_006a00dd0009001f006d00de004f00f2008000ff008b00e7002200c800390052">
        <xd:SignedProperties Id="idSignedProperties_ID_006a00dd0009001f006d00de004f00f2008000ff008b00e7002200c800390052">
          <xd:SignedSignatureProperties>
            <xd:SigningTime>2026-01-26T20:51:42.720360334</xd:SigningTime>
            <xd:SigningCertificate>
              <xd:Cert>
                <xd:CertDigest>
                  <DigestMethod Algorithm="http://www.w3.org/2001/04/xmlenc#sha256"/>
                  <DigestValue>BeomAV8wt8xZKzo6ck1dwlz0wP+d0xRh+XhFkyC8rJ0=</DigestValue>
                </xd:CertDigest>
                <xd:IssuerSerial>
                  <X509IssuerName>O=Default Company Ltd,L=Default City,C=IE</X509IssuerName>
                  <X509SerialNumber>137647789108739231137854071153275811892259445730</X509SerialNumber>
                </xd:IssuerSerial>
              </xd:Cert>
            </xd:SigningCertificate>
            <xd:SignaturePolicyIdentifier>
              <xd:SignaturePolicyImplied/>
            </xd:SignaturePolicyIdentifier>
          </xd:SignedSignatureProperties>
        </xd:SignedProperties>
        <xd:UnsignedProperties Id="idUnsignedProperties_ID_006a00dd0009001f006d00de004f00f2008000ff008b00e7002200c800390052">
          <xd:UnsignedSignatureProperties>
            <xd:CertificateValues>
              <xd:EncapsulatedX509Certificate>MIIDZTCCAk2gAwIBAgIUGBxXIEBSAvqpB6gppqKRgS4X2+IwDQYJKoZIhvcNAQELBQAwQjELMAkGA1UEBhMCSUUxFTATBgNVBAcMDERlZmF1bHQgQ2l0eTEcMBoGA1UECgwTRGVmYXVsdCBDb21wYW55IEx0ZDAeFw0yNjAxMjYxNDEzMTVaFw0yNzAxMjYxNDEzMTVaMEIxCzAJBgNVBAYTAklFMRUwEwYDVQQHDAxEZWZhdWx0IENpdHkxHDAaBgNVBAoME0RlZmF1bHQgQ29tcGFueSBMdGQwggEiMA0GCSqGSIb3DQEBAQUAA4IBDwAwggEKAoIBAQCfEjgVMoIyom96iOcPjMwGe967AfC0AqLXZEVva1zV/mPwWgEt9ixAq8Ut8fJGYwT0rU/Zc5gMPAfSrEpYu/G+Ni+batrVE9QY6bESqrK58cCjtHNwibWJR2hxNC3ClameTTEMhbd0cZMDdkjlHJDKL1Kwmy+SLrnHR7q52G8OwO62u55CrI7UkSPWWFZ63QoNdOmK9ZB4tDzSuUs676ghVyD3nLXlnxtHFZ8aTokCW++4H8jHa/ELKOzQDoB86e1TA/IhtX8Bsoa4/HiDXr3UvTEqG6OVfbfBa7t8pm+nDGZAdDmPhXyTrCutFjw2fdtN8ttcUBdUN0tgQXsJk7E5AgMBAAGjUzBRMB0GA1UdDgQWBBS4z+71irrmBnHXN0H661kkUOnzJjAfBgNVHSMEGDAWgBS4z+71irrmBnHXN0H661kkUOnzJjAPBgNVHRMBAf8EBTADAQH/MA0GCSqGSIb3DQEBCwUAA4IBAQAOSmts0e6QnMoJAn/jFxGF0RkoIhFglWSD24hVYLCK2D5U1lHxfR8eZaSrqh/yiRJdHGPjRvWJ0a0OIRjOxkdtcULQjzxjAioyM8IGzsY00f6aJB1ywcOg+foU13Cv8v2qdh9sIPHHnyDs1Tqdbcn27iOZ2QtIjQe2NeyFJLxjGZcwLKwH+8gxC9GdGPldF66EMPkQAwjXi6cid3NBcBCyW2kTI5ilq5OQNw014Sqj+ybs9rn3C45xX80KfsGX/b3Qr4izrbBRVQVUVncj1tJAMhXbJHG83l209NR6bQ4P4acy+kfXcyWsYaGEL/qA+/Q+lO6HqtalCYdGOArO/HPJ</xd:EncapsulatedX509Certificate>
            </xd:CertificateValues>
          </xd:UnsignedSignatureProperties>
        </xd:UnsignedProperties>
      </xd:QualifyingProperties>
    </Object>
  </Signature>
</document-signatures>
</file>